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officeooo:rsid="001bd19b" officeooo:paragraph-rsid="001bd19b"/>
    </style:style>
    <style:style style:name="P2" style:family="paragraph" style:parent-style-name="Standard">
      <style:paragraph-properties fo:line-height="115%"/>
      <style:text-properties officeooo:rsid="001bd19b" officeooo:paragraph-rsid="001cb670"/>
    </style:style>
    <style:style style:name="P3" style:family="paragraph" style:parent-style-name="Standard">
      <style:paragraph-properties fo:line-height="115%"/>
      <style:text-properties officeooo:rsid="001cb670" officeooo:paragraph-rsid="001cb670"/>
    </style:style>
    <style:style style:name="P4" style:family="paragraph" style:parent-style-name="Standard">
      <style:paragraph-properties fo:line-height="115%"/>
      <style:text-properties officeooo:rsid="001cb670" officeooo:paragraph-rsid="001e1fbd"/>
    </style:style>
    <style:style style:name="P5" style:family="paragraph" style:parent-style-name="Standard">
      <style:paragraph-properties fo:line-height="115%"/>
      <style:text-properties officeooo:rsid="001d169b" officeooo:paragraph-rsid="001e1fbd"/>
    </style:style>
    <style:style style:name="P6" style:family="paragraph" style:parent-style-name="Standard">
      <style:paragraph-properties fo:line-height="115%"/>
      <style:text-properties officeooo:rsid="001d169b" officeooo:paragraph-rsid="001d169b"/>
    </style:style>
    <style:style style:name="P7" style:family="paragraph" style:parent-style-name="Standard">
      <style:paragraph-properties fo:line-height="115%"/>
      <style:text-properties officeooo:rsid="001d7d96" officeooo:paragraph-rsid="001e1fbd"/>
    </style:style>
    <style:style style:name="P8" style:family="paragraph" style:parent-style-name="Standard">
      <style:paragraph-properties fo:line-height="115%" fo:text-align="center" style:justify-single-word="false"/>
      <style:text-properties fo:font-size="15pt" fo:font-weight="bold" officeooo:rsid="001e1fbd" officeooo:paragraph-rsid="001e1fbd" style:font-size-asian="15pt" style:font-weight-asian="bold" style:font-size-complex="15pt" style:font-weight-complex="bold"/>
    </style:style>
    <style:style style:name="P9" style:family="paragraph" style:parent-style-name="Standard">
      <style:paragraph-properties fo:line-height="115%"/>
      <style:text-properties fo:font-size="16pt" fo:font-weight="bold" officeooo:rsid="001cb670" officeooo:paragraph-rsid="001cb670" style:font-size-asian="16pt" style:font-weight-asian="bold" style:font-size-complex="16pt" style:font-weight-complex="bold"/>
    </style:style>
    <style:style style:name="P10" style:family="paragraph" style:parent-style-name="Standard">
      <style:paragraph-properties fo:line-height="115%"/>
      <style:text-properties fo:font-size="16pt" fo:font-weight="bold" officeooo:rsid="001bd19b" officeooo:paragraph-rsid="001bd19b" style:font-size-asian="16pt" style:font-weight-asian="bold" style:font-size-complex="16pt" style:font-weight-complex="bold"/>
    </style:style>
    <style:style style:name="P11" style:family="paragraph" style:parent-style-name="Standard" style:list-style-name="L5">
      <style:paragraph-properties fo:line-height="115%"/>
      <style:text-properties officeooo:rsid="001e1fbd" officeooo:paragraph-rsid="001e1fbd"/>
    </style:style>
    <style:style style:name="P12" style:family="paragraph" style:parent-style-name="Standard" style:list-style-name="L1">
      <style:paragraph-properties fo:line-height="115%"/>
      <style:text-properties officeooo:paragraph-rsid="001cb670"/>
    </style:style>
    <style:style style:name="P13" style:family="paragraph" style:parent-style-name="Standard" style:list-style-name="L1">
      <style:paragraph-properties fo:line-height="115%"/>
      <style:text-properties officeooo:paragraph-rsid="001bd19b"/>
    </style:style>
    <style:style style:name="P14" style:family="paragraph" style:parent-style-name="Standard" style:list-style-name="L2">
      <style:paragraph-properties fo:line-height="115%"/>
      <style:text-properties officeooo:paragraph-rsid="001cb670"/>
    </style:style>
    <style:style style:name="P15" style:family="paragraph" style:parent-style-name="Standard">
      <style:paragraph-properties fo:line-height="115%"/>
      <style:text-properties officeooo:paragraph-rsid="001cb670"/>
    </style:style>
    <style:style style:name="P16" style:family="paragraph" style:parent-style-name="Standard" style:list-style-name="L3">
      <style:paragraph-properties fo:line-height="115%"/>
      <style:text-properties officeooo:paragraph-rsid="001e1fbd"/>
    </style:style>
    <style:style style:name="P17" style:family="paragraph" style:parent-style-name="Standard" style:list-style-name="L4">
      <style:paragraph-properties fo:line-height="115%"/>
      <style:text-properties officeooo:paragraph-rsid="001e1fbd"/>
    </style:style>
    <style:style style:name="P18" style:family="paragraph" style:parent-style-name="Standard" style:list-style-name="L5">
      <style:paragraph-properties fo:line-height="115%"/>
      <style:text-properties officeooo:paragraph-rsid="001e1fbd"/>
    </style:style>
    <style:style style:name="P19" style:family="paragraph" style:parent-style-name="Text_20_body" style:list-style-name="L5">
      <style:paragraph-properties fo:line-height="115%"/>
      <style:text-properties officeooo:paragraph-rsid="001e1fbd"/>
    </style:style>
    <style:style style:name="P20" style:family="paragraph" style:parent-style-name="Text_20_body" style:list-style-name="L6">
      <style:paragraph-properties fo:line-height="115%"/>
    </style:style>
    <style:style style:name="P21" style:family="paragraph" style:parent-style-name="Text_20_body">
      <style:paragraph-properties fo:line-height="115%"/>
    </style:style>
    <style:style style:name="P22" style:family="paragraph" style:parent-style-name="Text_20_body" style:list-style-name="L7">
      <style:paragraph-properties fo:line-height="115%"/>
    </style:style>
    <style:style style:name="T1" style:family="text">
      <style:text-properties officeooo:rsid="001bd19b"/>
    </style:style>
    <style:style style:name="T2" style:family="text">
      <style:text-properties fo:font-weight="bold" style:font-weight-asian="bold" style:font-weight-complex="bold"/>
    </style:style>
    <style:style style:name="T3" style:family="text">
      <style:text-properties fo:font-weight="bold" officeooo:rsid="001dbddc" style:font-weight-asian="bold" style:font-weight-complex="bold"/>
    </style:style>
    <style:style style:name="T4" style:family="text">
      <style:text-properties officeooo:rsid="001cb670"/>
    </style:style>
    <style:style style:name="T5" style:family="text">
      <style:text-properties officeooo:rsid="001d169b"/>
    </style:style>
    <style:style style:name="T6" style:family="text">
      <style:text-properties officeooo:rsid="001dbddc"/>
    </style:style>
    <style:style style:name="T7" style:family="text">
      <style:text-properties officeooo:rsid="001e1fb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mputer science report <text:span text:style-name="T1">for project 8: LLM</text:span></text:p>
      <text:p text:style-name="P8">Student: Leeda Ghassan - 202320705</text:p>
      <text:p text:style-name="P1"/>
      <text:p text:style-name="P10">Back end process:</text:p>
      <text:p text:style-name="P1"/>
      <text:p text:style-name="P1">created the initial route (index) for the app, which takes you directly to the chatbot interface upon loading.</text:p>
      <text:p text:style-name="P1"/>
      <text:p text:style-name="P1">Created API endpoints for the following:<text:line-break/></text:p>
      <text:p text:style-name="P2"><text:span text:style-name="T2">Chat</text:span>: </text:p>
      <text:list xml:id="list3427315378" text:style-name="L1">
        <text:list-item>
          <text:p text:style-name="P12"><text:span text:style-name="T1">a POST endpoint to get the user’s message. An “if” statement to return an error message if the user’s message is empty. Then we add the user’s message by returning the content that we got and attach it to the “user” role.</text:span></text:p>
        </text:list-item>
        <text:list-item>
          <text:p text:style-name="P13"><text:span text:style-name="T1">Added a response from the LLM that will respond by getting the </text:span><text:span text:style-name="T4">LLM</text:span><text:span text:style-name="T1"> response from the next function if the LLM configuration is correct. Otherwise, it will return a simple string stating that the LLM has not been integrated yet.</text:span></text:p>
        </text:list-item>
        <text:list-item>
          <text:p text:style-name="P13"><text:span text:style-name="T4">W</text:span><text:span text:style-name="T1">e append the LLM’s response message and assign it the role of “assistant”.</text:span></text:p>
        </text:list-item>
        <text:list-item>
          <text:p text:style-name="P12"><text:span text:style-name="T4">We added a get LLM response function that takes the user’s input. This section will be integrated by the AI team. This function is a placeholder.</text:span></text:p>
        </text:list-item>
      </text:list>
      <text:p text:style-name="P1"/>
      <text:p text:style-name="P2"><text:span text:style-name="T2">Clear</text:span>: </text:p>
      <text:list xml:id="list2241155993" text:style-name="L2">
        <text:list-item>
          <text:p text:style-name="P14"><text:span text:style-name="T1">an endpoint to clear all messages (globally) and empty out the list.</text:span></text:p>
        </text:list-item>
      </text:list>
      <text:p text:style-name="P15"/>
      <text:p text:style-name="P15"/>
      <text:p text:style-name="P15">------------------------------------------------------------------------------------------------------------------------</text:p>
      <text:p text:style-name="P9">Front end process:</text:p>
      <text:p text:style-name="P3"/>
      <text:p text:style-name="P4"><text:span text:style-name="T2">index html file:</text:span> </text:p>
      <text:list xml:id="list433339644" text:style-name="L3">
        <text:list-item>
          <text:p text:style-name="P16"><text:span text:style-name="T7">A file </text:span><text:span text:style-name="T4">which will be the main page for this project. This file contains a sidebar, a model selector (for the AI). </text:span><text:span text:style-name="T5">A “send” button for the user to send the messages to the LLM.</text:span></text:p>
        </text:list-item>
      </text:list>
      <text:p text:style-name="P3"/>
      <text:p text:style-name="P7"><text:span text:style-name="T2">Style.CSS: </text:span></text:p>
      <text:list xml:id="list576221506" text:style-name="L4">
        <text:list-item>
          <text:p text:style-name="P17"><text:span text:style-name="T7">S</text:span><text:span text:style-name="T6">imple styling for the devs, buttons, and all the other classes inside the body of the html file.</text:span></text:p>
        </text:list-item>
      </text:list>
      <text:p text:style-name="P3"/>
      <text:p text:style-name="P5"><text:span text:style-name="T2">Javascript</text:span><text:span text:style-name="T3">(within the html file)</text:span><text:span text:style-name="T2">:</text:span> </text:p>
      <text:list xml:id="list4126018192" text:style-name="L5">
        <text:list-item>
          <text:p text:style-name="P18"><text:span text:style-name="T7">Created a DOM selector for caching references to important UI elements (like the chat container and the message input).<text:line-break/></text:span></text:p>
        </text:list-item>
        <text:list-item>
          <text:p text:style-name="P18">A simple boolean flag manages the application's loading state, preventing multiple simultaneous requests and providing user feedback.<text:line-break/></text:p>
        </text:list-item>
        <text:list-item>
          <text:p text:style-name="P19"><text:span text:style-name="Strong_20_Emphasis">Process Flow:</text:span></text:p>
          <text:p text:style-name="P19"><text:span text:style-name="Strong_20_Emphasis">State Transition</text:span>: Removes empty state on first message</text:p>
          <text:p text:style-name="P20"><text:soft-page-break/><text:span text:style-name="Strong_20_Emphasis">Element Fabrication</text:span>: Creates message wrapper, avatar, and content elements</text:p>
          <text:p text:style-name="P20"><text:span text:style-name="Strong_20_Emphasis">Styling Application</text:span>: Applies role-based CSS classes for visual differentiation</text:p>
          <text:p text:style-name="P20"><text:span text:style-name="Strong_20_Emphasis">DOM Integration</text:span>: Assembles hierarchy and inserts into chat container</text:p>
          <text:p text:style-name="P20"><text:span text:style-name="Strong_20_Emphasis">View Management</text:span>: Auto-scrolls to maintain latest message visibility</text:p>
        </text:list-item>
      </text:list>
      <text:p text:style-name="P21"/>
      <text:list xml:id="list155349512250525" text:continue-numbering="true" text:style-name="L5">
        <text:list-item>
          <text:p text:style-name="P19"><text:span text:style-name="Strong_20_Emphasis">Process Characteristics</text:span>:</text:p>
          <text:p text:style-name="P22"><text:span text:style-name="Strong_20_Emphasis">Synchronous State Update</text:span>: Immediately updates loading flag</text:p>
          <text:p text:style-name="P22"><text:span text:style-name="Strong_20_Emphasis">UI State Control</text:span>: Disables send button during operations</text:p>
          <text:p text:style-name="P22"><text:span text:style-name="Strong_20_Emphasis">Visual Feedback</text:span>: Shows/hides loading indicator dynamically<text:line-break/></text:p>
        </text:list-item>
        <text:list-item>
          <text:p text:style-name="P11">A function to reset the state (clearing chat)</text:p>
        </text:list-item>
        <text:list-item>
          <text:p text:style-name="P11">handling events such as send button, new chat</text:p>
        </text:list-item>
        <text:list-item>
          <text:p text:style-name="P11">error handling for network errors, api errors, and json parsing errors.</text:p>
        </text:list-item>
        <text:list-item>
          <text:p text:style-name="P11">Transforming errors into understandable feedback for the user.</text:p>
        </text:list-item>
      </text:list>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4:19:31.495192370</meta:creation-date>
    <dc:date>2025-11-25T15:53:48.422893816</dc:date>
    <meta:editing-duration>PT11M26S</meta:editing-duration>
    <meta:editing-cycles>1</meta:editing-cycles>
    <meta:document-statistic meta:table-count="0" meta:image-count="0" meta:object-count="0" meta:page-count="2" meta:paragraph-count="35" meta:word-count="397" meta:character-count="2512" meta:non-whitespace-character-count="2160"/>
    <meta:generator>LibreOffice/7.3.7.2$Linux_X86_64 LibreOffice_project/30$Build-2</meta:generator>
  </office:meta>
</office:document-meta>
</file>